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c0e" officeooo:paragraph-rsid="00136c0e"/>
    </style:style>
    <style:style style:name="P2" style:family="paragraph" style:parent-style-name="Standard">
      <style:text-properties officeooo:rsid="00136c0e" officeooo:paragraph-rsid="00136c0e"/>
    </style:style>
    <style:style style:name="P3" style:family="paragraph" style:parent-style-name="Standard">
      <style:text-properties officeooo:rsid="00166843" officeooo:paragraph-rsid="00166843"/>
    </style:style>
    <style:style style:name="P4" style:family="paragraph" style:parent-style-name="Standard">
      <style:text-properties style:text-underline-style="solid" style:text-underline-width="auto" style:text-underline-color="font-color" officeooo:rsid="00166843" officeooo:paragraph-rsid="00166843"/>
    </style:style>
    <style:style style:name="P5" style:family="paragraph" style:parent-style-name="Standard">
      <style:text-properties style:text-underline-style="none" fo:font-weight="normal" officeooo:rsid="00166843" officeooo:paragraph-rsid="00166843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66843" officeooo:paragraph-rsid="00166843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66843" officeooo:paragraph-rsid="00166843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rsid="00166843" officeooo:paragraph-rsid="00166843" style:font-weight-asian="normal" style:font-weight-complex="normal"/>
    </style:style>
    <style:style style:name="P9" style:family="paragraph" style:parent-style-name="Standard" style:list-style-name="L4">
      <style:text-properties style:text-underline-style="none" fo:font-weight="normal" officeooo:rsid="00166843" officeooo:paragraph-rsid="00166843" style:font-weight-asian="normal" style:font-weight-complex="normal"/>
    </style:style>
    <style:style style:name="P10" style:family="paragraph" style:parent-style-name="Standard" style:list-style-name="L5">
      <style:text-properties style:text-underline-style="none" fo:font-weight="normal" officeooo:rsid="00166843" officeooo:paragraph-rsid="0016684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74222" officeooo:paragraph-rsid="00174222" style:font-weight-asian="normal" style:font-weight-complex="normal"/>
    </style:style>
    <style:style style:name="P12" style:family="paragraph" style:parent-style-name="Standard" style:list-style-name="L6">
      <style:text-properties style:text-underline-style="none" fo:font-weight="normal" officeooo:rsid="00174222" officeooo:paragraph-rsid="00174222" style:font-weight-asian="normal" style:font-weight-complex="normal"/>
    </style:style>
    <style:style style:name="T1" style:family="text">
      <style:text-properties officeooo:rsid="0014f3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ng To the Turtlebot Machine:<text:line-break/>- turtlebot and workstation must be connected to the same Wifi network </text:p>
      <text:p text:style-name="P1">- update bashrc file with <text:span text:style-name="T1">robot machine &amp; workstation ip addresses</text:span></text:p>
      <text:p text:style-name="P1"/>
      <text:p text:style-name="P4">Rviz Setup:</text:p>
      <text:p text:style-name="P4"/>
      <text:p text:style-name="P5">Static Map:</text:p>
      <text:list xml:id="list7372948686287690751" text:style-name="L1">
        <text:list-item>
          <text:p text:style-name="P6">display type: map</text:p>
        </text:list-item>
        <text:list-item>
          <text:p text:style-name="P6">service: static_map</text:p>
        </text:list-item>
        <text:list-item>
          <text:p text:style-name="P6">displays static map from map server</text:p>
        </text:list-item>
      </text:list>
      <text:p text:style-name="P5"/>
      <text:p text:style-name="P5">Particle Cloud:</text:p>
      <text:list xml:id="list8810887124796940839" text:style-name="L2">
        <text:list-item>
          <text:p text:style-name="P7">display type: pose arrray</text:p>
        </text:list-item>
        <text:list-item>
          <text:p text:style-name="P7">topic: particlecloud</text:p>
        </text:list-item>
        <text:list-item>
          <text:p text:style-name="P7">dispays particle clould used by localisation system</text:p>
        </text:list-item>
      </text:list>
      <text:p text:style-name="P5"/>
      <text:p text:style-name="P5">Robot Footprint:</text:p>
      <text:list xml:id="list1729456723650069135" text:style-name="L3">
        <text:list-item>
          <text:p text:style-name="P8">display type: polygon</text:p>
        </text:list-item>
        <text:list-item>
          <text:p text:style-name="P8">topic: <text:bookmark-start text:name="__DdeLink__11_1755269099"/>/local_costmap/robot_footprint<text:bookmark-end text:name="__DdeLink__11_1755269099"/></text:p>
        </text:list-item>
        <text:list-item>
          <text:p text:style-name="P8">displays the area/footprint of the robot </text:p>
        </text:list-item>
      </text:list>
      <text:p text:style-name="P5"/>
      <text:p text:style-name="P5">Obstacles:</text:p>
      <text:list xml:id="list5815702755734922562" text:style-name="L4">
        <text:list-item>
          <text:p text:style-name="P9">display type: grid cells</text:p>
        </text:list-item>
        <text:list-item>
          <text:p text:style-name="P9">topic: /local_costmap/obstacles</text:p>
        </text:list-item>
        <text:list-item>
          <text:p text:style-name="P9">displays obstacles seen in costmap </text:p>
        </text:list-item>
      </text:list>
      <text:p text:style-name="P5"/>
      <text:p text:style-name="P5">Inflated Obstacles:</text:p>
      <text:list xml:id="list5583491574218080823" text:style-name="L5">
        <text:list-item>
          <text:p text:style-name="P10">display type: grid cells</text:p>
        </text:list-item>
        <text:list-item>
          <text:p text:style-name="P10">topic: /local_costmap/inflated</text:p>
          <text:p text:style-name="P10"/>
        </text:list-item>
      </text:list>
      <text:p text:style-name="P11">Current Goal:</text:p>
      <text:list xml:id="list8857951747340339430" text:style-name="L6">
        <text:list-item>
          <text:p text:style-name="P12">display type: pose</text:p>
        </text:list-item>
        <text:list-item>
          <text:p text:style-name="P12">topic:</text:p>
        </text:list-item>
      </text:list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23:48:31.201841269</meta:creation-date>
    <meta:editing-duration>PT33M56S</meta:editing-duration>
    <meta:editing-cycles>3</meta:editing-cycles>
    <meta:generator>LibreOffice/4.2.8.2$Linux_X86_64 LibreOffice_project/420m0$Build-2</meta:generator>
    <dc:date>2017-02-05T00:31:48.892769815</dc:date>
    <meta:document-statistic meta:table-count="0" meta:image-count="0" meta:object-count="0" meta:page-count="1" meta:paragraph-count="26" meta:word-count="114" meta:character-count="720" meta:non-whitespace-character-count="645"/>
  </office:meta>
</office:document-meta>
</file>